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1000000E137DA25841675CBD7.jpg" manifest:media-type="image/jpeg"/>
  <manifest:file-entry manifest:full-path="Pictures/10000000000000E1000000E1A395D49292F1724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a65d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3.352cm" fo:min-width="0cm"/>
    </style:style>
    <style:style style:name="gr8" style:family="graphic" style:parent-style-name="standard">
      <style:graphic-properties draw:fill="none" draw:textarea-vertical-align="middle" draw:auto-grow-height="false" fo:min-height="5.851cm" fo:min-width="0.1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8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ce181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1cm" svg:x2="17.6cm" svg:y2="11cm">
          <text:p/>
        </draw:line>
        <draw:line draw:style-name="gr1" draw:text-style-name="P1" draw:layer="layout" svg:x1="4cm" svg:y1="12.7cm" svg:x2="4cm" svg:y2="2.4cm">
          <text:p/>
        </draw:line>
        <draw:frame draw:style-name="gr2" draw:text-style-name="P2" draw:layer="layout" svg:width="0.8cm" svg:height="1.1cm" svg:x="4.1cm" svg:y="2.2cm">
          <draw:text-box>
            <text:p>Y</text:p>
          </draw:text-box>
        </draw:frame>
        <draw:frame draw:style-name="gr2" draw:text-style-name="P2" draw:layer="layout" svg:width="0.8cm" svg:height="1.1cm" svg:x="16.9cm" svg:y="10cm">
          <draw:text-box>
            <text:p>X</text:p>
          </draw:text-box>
        </draw:frame>
        <draw:frame draw:style-name="gr3" draw:text-style-name="P1" draw:layer="layout" svg:width="1.768cm" svg:height="1.768cm" svg:x="8.2cm" svg:y="9.1cm">
          <draw:image xlink:href="Pictures/10000000000000E1000000E1A395D49292F1724A.jpg" xlink:type="simple" xlink:show="embed" xlink:actuate="onLoad">
            <text:p/>
          </draw:image>
        </draw:frame>
        <draw:frame draw:style-name="gr3" draw:text-style-name="P1" draw:layer="layout" svg:width="2.055cm" svg:height="2.055cm" svg:x="4.845cm" svg:y="5.7cm">
          <draw:image xlink:href="Pictures/10000000000000E1000000E137DA25841675CBD7.jpg" xlink:type="simple" xlink:show="embed" xlink:actuate="onLoad">
            <text:p/>
          </draw:image>
        </draw:frame>
        <draw:line draw:style-name="gr4" draw:text-style-name="P1" draw:layer="layout" svg:x1="3cm" svg:y1="11.6cm" svg:x2="15.8cm" svg:y2="3.9cm">
          <text:p/>
        </draw:line>
        <draw:custom-shape draw:style-name="gr5" draw:text-style-name="P3" draw:layer="layout" svg:width="0.2cm" svg:height="0.2cm" svg:x="10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3cm" svg:y1="7.2cm" svg:x2="10.3cm" svg:y2="11cm">
          <text:p/>
        </draw:line>
        <draw:custom-shape draw:style-name="gr7" draw:text-style-name="P1" draw:layer="layout" svg:width="0.6cm" svg:height="3.8cm" svg:x="10.5cm" svg:y="7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6cm" svg:height="6.101cm" draw:transform="rotate (1.57184352434609) translate (4.1cm 11.71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0.8cm" svg:height="1.1cm" svg:x="11.3cm" svg:y="8.5cm">
          <draw:text-box>
            <text:p>a</text:p>
          </draw:text-box>
        </draw:frame>
        <draw:frame draw:style-name="gr2" draw:text-style-name="P2" draw:layer="layout" svg:width="0.8cm" svg:height="1.1cm" svg:x="6.7cm" svg:y="11.5cm">
          <draw:text-box>
            <text:p>b</text:p>
          </draw:text-box>
        </draw:frame>
        <draw:frame draw:style-name="gr9" draw:text-style-name="P4" draw:layer="layout" svg:width="3.2cm" svg:height="0.962cm" svg:x="10.6cm" svg:y="6.8cm">
          <draw:text-box>
            <text:p><text:span text:style-name="T1">P=(b, a)</text:span></text:p>
          </draw:text-box>
        </draw:frame>
        <draw:custom-shape draw:style-name="gr5" draw:text-style-name="P3" draw:layer="layout" svg:width="0.2cm" svg:height="0.2cm" svg:x="9.2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3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2cm" svg:height="1.114cm" svg:x="13.7cm" svg:y="7.786cm">
          <draw:text-box>
            <text:p><text:span text:style-name="T1">B=(x</text:span><text:span text:style-name="T2">1</text:span><text:span text:style-name="T3">, y</text:span><text:span text:style-name="T2">1</text:span><text:span text:style-name="T1">)</text:span></text:p>
          </draw:text-box>
        </draw:frame>
        <draw:frame draw:style-name="gr10" draw:text-style-name="P4" draw:layer="layout" svg:width="3.2cm" svg:height="1.114cm" svg:x="9.5cm" svg:y="4.3cm">
          <draw:text-box>
            <text:p><text:span text:style-name="T1">A=(x</text:span><text:span text:style-name="T2">2</text:span><text:span text:style-name="T3">, y</text:span><text:span text:style-name="T2">2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22:25:07.706393744</meta:creation-date>
    <dc:date>2020-02-06T23:20:11.257080679</dc:date>
    <meta:editing-duration>PT24M21S</meta:editing-duration>
    <meta:editing-cycles>2</meta:editing-cycles>
    <meta:generator>LibreOffice/6.0.2.1$Linux_X86_64 LibreOffice_project/00m0$Build-1</meta:generator>
    <meta:document-statistic meta:object-count="18"/>
  </office:meta>
</office:document-meta>
</file>